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Liste suchen Verkäufer, freie, registrierte, event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/>
          <table:table-cell office:value-type="string">
            <text:p>Benutzer suchen</text:p>
          </table:table-cell>
          <table:table-cell/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7T09:54:22</dc:date>
    <dc:creator>Pierre Sugar</dc:creator>
    <meta:editing-duration>P7DT14H47M10S</meta:editing-duration>
    <meta:editing-cycles>20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79" meta:object-count="0"/>
  </office:meta>
</office:document-meta>
</file>